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i </text:p>
      <text:p text:style-name="P2">Mikael Nurro</text:p>
      <text:p text:style-name="P2"/>
      <text:p text:style-name="P3">Aloitussivuna toimii kuva ibanez-kitarasta, ja kolme alasivua olisi elektroniset kitarat, uutuus sekä akustiset kitarat. Jokaisella sivulla on kuva soittimesta ja yleinen kuvaus soittimesta.</text:p>
      <text:p text:style-name="P3"/>
      <text:p text:style-name="P3">Yksi iso kuva on uutuus sivulla, jossa esitellään uusinta kitaraa. Pienemmät kuvat ovat elektroniset ja akustiset sivuilla, kitaroista, joita esitellään. </text:p>
      <text:p text:style-name="P3"/>
      <text:p text:style-name="P3">Kuva, joka toimii linkkinä on linkki uuteen kitaraan eli uutuus sivulle. Kuva on sijoitettu esimerkiksi elektroniset sivulle.</text:p>
      <text:p text:style-name="P3"/>
      <text:p text:style-name="P3"/>
      <text:p text:style-name="P4"><text:span text:style-name="T1">Linkki: </text:span><text:a xlink:type="simple" xlink:href="https://github.com/MikaelNrr/WebMobProject" text:style-name="Internet_20_link" text:visited-style-name="Visited_20_Internet_20_Link">https://github.com/MikaelNrr/WebMobProject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ael Nurro</meta:initial-creator>
    <meta:creation-date>2020-01-29T11:33:55.45</meta:creation-date>
    <meta:document-statistic meta:table-count="0" meta:image-count="0" meta:object-count="0" meta:page-count="1" meta:paragraph-count="6" meta:word-count="65" meta:character-count="541"/>
    <dc:date>2020-01-29T11:41:39.79</dc:date>
    <dc:creator>Mikael Nurro</dc:creator>
    <meta:editing-duration>PT7M46S</meta:editing-duration>
    <meta:editing-cycles>1</meta:editing-cycles>
    <meta:generator>OpenOffice/4.1.7$Win32 OpenOffice.org_project/417m1$Build-9800</meta:generator>
  </office:meta>
</office:document-meta>
</file>